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167f5c" fo:background-color="transparent" style:font-name-asian="Arial2" style:font-size-asian="11pt" style:font-style-asian="normal" style:font-weight-asian="normal" style:font-name-complex="Arial2" style:font-size-complex="11pt" style:text-emphasize="none"/>
    </style:style>
    <style:style style:name="P5" style:family="paragraph" style:parent-style-name="normal">
      <style:paragraph-properties fo:margin-top="0in" fo:margin-bottom="0in" loext:contextual-spacing="false" fo:line-height="115%"/>
    </style:style>
    <style:style style:name="P6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7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8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9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officeooo:paragraph-rsid="00171574" style:font-name-asian="Arial2" style:font-weight-asian="bold" style:font-name-complex="Arial2"/>
    </style:style>
    <style:style style:name="P10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11" style:family="paragraph" style:parent-style-name="normal">
      <style:paragraph-properties fo:margin-top="0in" fo:margin-bottom="0in" loext:contextual-spacing="false" fo:line-height="100%"/>
      <style:text-properties style:font-name="Arial1" fo:font-size="10pt" style:font-name-asian="Arial2" style:font-size-asian="10pt" style:font-name-complex="Arial2" style:font-size-complex="10pt"/>
    </style:style>
    <style:style style:name="P12" style:family="paragraph" style:parent-style-name="normal">
      <style:paragraph-properties fo:margin-top="0in" fo:margin-bottom="0in" loext:contextual-spacing="false" fo:line-height="100%"/>
    </style:style>
    <style:style style:name="P13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4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Calibri1" style:text-underline-style="none" fo:font-weight="normal" officeooo:rsid="001d58b9" officeooo:paragraph-rsid="001d58b9" style:font-name-asian="Arial2" style:font-weight-asian="normal" style:font-name-complex="Arial2" style:font-weight-complex="normal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rsid="001d58b9" officeooo:paragraph-rsid="001d58b9"/>
    </style:style>
    <style:style style:name="P17" style:family="paragraph" style:parent-style-name="normal">
      <style:paragraph-properties fo:margin-top="0in" fo:margin-bottom="0in" loext:contextual-spacing="false" fo:line-height="115%"/>
      <style:text-properties officeooo:paragraph-rsid="001e4b72"/>
    </style:style>
    <style:style style:name="P18" style:family="paragraph" style:parent-style-name="normal">
      <style:paragraph-properties fo:margin-top="0in" fo:margin-bottom="0in" loext:contextual-spacing="false" fo:line-height="115%"/>
      <style:text-properties officeooo:rsid="001fca1a" officeooo:paragraph-rsid="001fca1a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officeooo:paragraph-rsid="00167f5c" style:font-name-asian="Arial2" style:font-size-asian="10pt" style:font-style-asian="normal" style:font-weight-asian="bold" style:font-name-complex="Arial2" style:text-emphasize="none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21" style:family="paragraph" style:parent-style-name="Standard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22" style:family="paragraph" style:parent-style-name="Standard">
      <style:paragraph-properties fo:margin-top="0in" fo:margin-bottom="0in" loext:contextual-spacing="false" fo:line-height="115%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4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2" style:family="text">
      <style:text-properties fo:color="#000000" style:font-name="Arial1" style:text-underline-style="solid" style:text-underline-width="auto" style:text-underline-color="font-color" fo:font-weight="bold" officeooo:rsid="001e4b72" style:font-name-asian="Arial2" style:font-weight-asian="bold" style:font-name-complex="Arial2"/>
    </style:style>
    <style:style style:name="T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a2fb9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bac51" style:font-name-asian="Arial2" style:font-size-asian="10pt" style:font-style-asian="normal" style:font-weight-asian="normal" style:font-name-complex="Arial2" style:text-emphasize="none"/>
    </style:style>
    <style:style style:name="T8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bac51" style:font-size-asian="9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bac51" style:font-name-asian="Arial2" style:font-size-asian="9pt" style:font-style-asian="normal" style:font-weight-asian="normal" style:font-name-complex="Arial2" style:text-emphasize="none"/>
    </style:style>
    <style:style style:name="T11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officeooo:rsid="001fca1a" style:font-name-asian="Arial2" style:font-size-asian="9pt" style:font-style-asian="normal" style:font-weight-asian="normal" style:font-name-complex="Arial2" style:text-emphasize="none"/>
    </style:style>
    <style:style style:name="T12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3" style:family="text">
      <style:text-properties style:font-name="Arial1" style:text-underline-style="solid" style:text-underline-width="auto" style:text-underline-color="font-color" fo:font-weight="bold" officeooo:rsid="001bac51" style:font-name-asian="Arial2" style:font-weight-asian="bold" style:font-name-complex="Arial2"/>
    </style:style>
    <style:style style:name="T14" style:family="text">
      <style:text-properties style:font-name="Arial1" style:text-underline-style="solid" style:text-underline-width="auto" style:text-underline-color="font-color" fo:font-weight="bold" officeooo:rsid="001e4b72" style:font-name-asian="Arial2" style:font-weight-asian="bold" style:font-name-complex="Arial2"/>
    </style:style>
    <style:style style:name="T15" style:family="text">
      <style:text-properties style:font-name="Arial1" style:text-underline-style="solid" style:text-underline-width="auto" style:text-underline-color="font-color" officeooo:rsid="001e4b72" style:font-name-asian="Arial2" style:font-name-complex="Arial2"/>
    </style:style>
    <style:style style:name="T16" style:family="text">
      <style:text-properties officeooo:rsid="0014247f"/>
    </style:style>
    <style:style style:name="T17" style:family="text">
      <style:text-properties officeooo:rsid="001e4b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ug Report Template</text:p>
      <text:p text:style-name="P7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ID number*</text:p>
          </table:table-cell>
          <table:table-cell table:style-name="Table1.A1" office:value-type="string">
            <text:p text:style-name="P16">7</text:p>
          </table:table-cell>
        </table:table-row>
        <table:table-row table:style-name="Table1.1">
          <table:table-cell table:style-name="Table1.A1" office:value-type="string">
            <text:p text:style-name="P11">Title*</text:p>
          </table:table-cell>
          <table:table-cell table:style-name="Table1.A1" office:value-type="string">
            <text:p text:style-name="P15">Nu se poate introduce <text:span text:style-name="T17">Last Name</text:span> – textul apare în câmpul <text:span text:style-name="T17">First Name</text:span></text:p>
          </table:table-cell>
        </table:table-row>
        <table:table-row table:style-name="Table1.3">
          <table:table-cell table:style-name="Table1.A1" office:value-type="string">
            <text:p text:style-name="P11">Reporter*</text:p>
          </table:table-cell>
          <table:table-cell table:style-name="Table1.A1" office:value-type="string">
            <text:p text:style-name="P13">Mihai Stefan Alexandru</text:p>
          </table:table-cell>
        </table:table-row>
        <table:table-row table:style-name="Table1.1">
          <table:table-cell table:style-name="Table1.A1" office:value-type="string">
            <text:p text:style-name="P11">Submit Date*</text:p>
          </table:table-cell>
          <table:table-cell table:style-name="Table1.A1" office:value-type="string">
            <text:p text:style-name="P12">1<text:span text:style-name="T16">7</text:span>/05/2025</text:p>
          </table:table-cell>
        </table:table-row>
        <table:table-row table:style-name="Table1.5">
          <table:table-cell table:style-name="Table1.A1" office:value-type="string">
            <text:p text:style-name="P11">Severity*</text:p>
          </table:table-cell>
          <table:table-cell table:style-name="Table1.A1" office:value-type="string">
            <text:p text:style-name="P12">S1</text:p>
          </table:table-cell>
        </table:table-row>
        <table:table-row table:style-name="Table1.5">
          <table:table-cell table:style-name="Table1.A1" office:value-type="string">
            <text:p text:style-name="P11">Priority*</text:p>
          </table:table-cell>
          <table:table-cell table:style-name="Table1.A1" office:value-type="string">
            <text:p text:style-name="P12">P1</text:p>
          </table:table-cell>
        </table:table-row>
      </table:table>
      <text:p text:style-name="P10"/>
      <text:p text:style-name="P17"><text:span text:style-name="T2">Description</text:span><text:span text:style-name="T14"> :Când utilizatorul tastează în câmpul </text:span><text:span text:style-name="Strong_20_Emphasis"><text:span text:style-name="T15">'Last Name'</text:span></text:span><text:span text:style-name="T14">, textul apare în câmpul </text:span><text:span text:style-name="Strong_20_Emphasis"><text:span text:style-name="T15">'First Name'</text:span></text:span><text:span text:style-name="T14">. </text:span></text:p>
      <text:p text:style-name="P17"><text:span text:style-name="T14"/></text:p>
      <text:p text:style-name="P6"><text:span text:style-name="T1">Steps to repr</text:span><text:span text:style-name="T12">oduce: </text:span></text:p>
      <text:p text:style-name="P19"/>
      <text:p text:style-name="P3">1. Deschide Aplicatia: <text:a xlink:type="simple" xlink:href="http://www.soucedemo.com/" text:style-name="Internet_20_link" text:visited-style-name="Visited_20_Internet_20_Link">www.soucedemo.com</text:a></text:p>
      <text:p text:style-name="P3"/>
      <text:p text:style-name="P24"><text:span text:style-name="T3">2. Introdu in campul Username: problem_user</text:span></text:p>
      <text:p text:style-name="P24"><text:span text:style-name="T3">3. Introdu in campul Password: secret_sauce</text:span></text:p>
      <text:p text:style-name="P24"><text:span text:style-name="T3">4. Apasa pe butonul Login</text:span></text:p>
      <text:p text:style-name="P24"><text:span text:style-name="T3">5. Acesseaza pagina principala</text:span></text:p>
      <text:p text:style-name="P24"><text:span text:style-name="T3">6.Apasa butonul “Add to cart”</text:span></text:p>
      <text:p text:style-name="P24"><text:span text:style-name="T3">7.Apasa pe cosul de cumparaturi</text:span></text:p>
      <text:p text:style-name="P24"><text:span text:style-name="T3">8.Apasa pe butonul “Checkout”</text:span></text:p>
      <text:p text:style-name="P24"><text:span text:style-name="T3">9.Completarea campului First Name valid</text:span></text:p>
      <text:p text:style-name="P24"><text:span text:style-name="T3">10. Completarea campul Last Name valid</text:span></text:p>
      <text:p text:style-name="P3"/>
      <text:p text:style-name="P3"/>
      <text:p text:style-name="P4"/>
      <text:p text:style-name="P7"/>
      <text:p text:style-name="P8">Expected result*</text:p>
      <text:p text:style-name="P22"><text:span text:style-name="T10">Afisarea mesajul de </text:span><text:span text:style-name="T11">e</text:span><text:span text:style-name="T8">roare:Error: Postal Code is required</text:span></text:p>
      <text:p text:style-name="P21"><text:span text:style-name="T7"/></text:p>
      <text:p text:style-name="P9">Actual result* </text:p>
      <text:p text:style-name="P18"><text:span text:style-name="T3">Nu se poate completa campul Last Name, textul se duce in campul First Name</text:span></text:p>
      <text:p text:style-name="P2"/>
      <text:p text:style-name="P1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24T00:22:15.023000000</dc:date>
    <meta:editing-duration>PT37M7S</meta:editing-duration>
    <meta:editing-cycles>7</meta:editing-cycles>
    <meta:generator>Neat_Office/6.2.8.2$Windows_x86 LibreOffice_project/</meta:generator>
    <meta:document-statistic meta:table-count="1" meta:image-count="0" meta:object-count="0" meta:page-count="1" meta:paragraph-count="29" meta:word-count="123" meta:character-count="807" meta:non-whitespace-character-count="709"/>
  </office:meta>
</office:document-meta>
</file>